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office:value-type="string" calcext:value-type="string">
            <text:p>Silver City</text:p>
          </table:table-cell>
          <table:table-cell office:value-type="float" office:value="66" calcext:value-type="float">
            <text:p>66</text:p>
          </table:table-cell>
          <table:table-cell table:formula="of:=[.F65]+[.E66]" office:value-type="float" office:value="4193" calcext:value-type="float">
            <text:p>4193</text:p>
          </table:table-cell>
          <table:table-cell table:style-name="Default" office:value-type="float" office:value="975" calcext:value-type="float">
            <text:p>975</text:p>
          </table:table-cell>
          <table:table-cell table:formula="of:=[.H65]+[.G66]" office:value-type="float" office:value="19701" calcext:value-type="float">
            <text:p>1970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3" calcext:value-type="currency">
            <text:p>$13,00</text:p>
          </table:table-cell>
          <table:table-cell table:style-name="ce13" office:value-type="currency" office:currency="USD" office:value="41.35" calcext:value-type="currency">
            <text:p>$41,3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6]+[.L66]+[.M66]" office:value-type="currency" office:currency="USD" office:value="54.35" calcext:value-type="currency">
            <text:p>$54,35</text:p>
          </table:table-cell>
          <table:table-cell table:style-name="ce13" table:formula="of:=[.O65]+[.N66]" office:value-type="currency" office:currency="USD" office:value="3582.7904" calcext:value-type="currency">
            <text:p>$3 582,79</text:p>
          </table:table-cell>
          <table:table-cell table:style-name="ce22" table:formula="of:=[.A66]*budgetjour-[.O66]" office:value-type="currency" office:currency="USD" office:value="-7.79039999999986" calcext:value-type="currency">
            <text:p>-$7,7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4245" calcext:value-type="float">
            <text:p>4245</text:p>
          </table:table-cell>
          <table:table-cell table:style-name="Default" office:value-type="float" office:value="320" calcext:value-type="float">
            <text:p>320</text:p>
          </table:table-cell>
          <table:table-cell table:formula="of:=[.H66]+[.G67]" office:value-type="float" office:value="20021" calcext:value-type="float">
            <text:p>20021</text:p>
          </table:table-cell>
          <table:table-cell office:value-type="float" office:value="15.84" calcext:value-type="float">
            <text:p>15,84</text:p>
          </table:table-cell>
          <table:table-cell office:value-type="string" calcext:value-type="string">
            <text:p>KOA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table:formula="of:=[.K67]+[.L67]+[.M67]" office:value-type="currency" office:currency="USD" office:value="58" calcext:value-type="currency">
            <text:p>$58,00</text:p>
          </table:table-cell>
          <table:table-cell table:style-name="ce13" table:formula="of:=[.O66]+[.N67]" office:value-type="currency" office:currency="USD" office:value="3640.7904" calcext:value-type="currency">
            <text:p>$3 640,79</text:p>
          </table:table-cell>
          <table:table-cell table:style-name="ce22" table:formula="of:=[.A67]*budgetjour-[.O67]" office:value-type="currency" office:currency="USD" office:value="-10.7903999999999" calcext:value-type="currency">
            <text:p>-$10,7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61" calcext:value-type="float">
            <text:p>61</text:p>
          </table:table-cell>
          <table:table-cell table:formula="of:=[.F67]+[.E68]" office:value-type="float" office:value="4306" calcext:value-type="float">
            <text:p>4306</text:p>
          </table:table-cell>
          <table:table-cell table:style-name="Default" office:value-type="float" office:value="167" calcext:value-type="float">
            <text:p>167</text:p>
          </table:table-cell>
          <table:table-cell table:formula="of:=[.H67]+[.G68]" office:value-type="float" office:value="20188" calcext:value-type="float">
            <text:p>20188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B&amp;B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8]+[.L68]+[.M68]" office:value-type="currency" office:currency="USD" office:value="69" calcext:value-type="currency">
            <text:p>$69,00</text:p>
          </table:table-cell>
          <table:table-cell table:style-name="ce13" table:formula="of:=[.O67]+[.N68]" office:value-type="currency" office:currency="USD" office:value="3709.7904" calcext:value-type="currency">
            <text:p>$3 709,79</text:p>
          </table:table-cell>
          <table:table-cell table:style-name="ce22" table:formula="of:=[.A68]*budgetjour-[.O68]" office:value-type="currency" office:currency="USD" office:value="-24.7903999999999" calcext:value-type="currency">
            <text:p>-$24,7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64" calcext:value-type="float">
            <text:p>64</text:p>
          </table:table-cell>
          <table:table-cell table:formula="of:=[.F68]+[.E69]" office:value-type="float" office:value="4370" calcext:value-type="float">
            <text:p>4370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68]+[.G69]" office:value-type="float" office:value="20512" calcext:value-type="float">
            <text:p>20512</text:p>
          </table:table-cell>
          <table:table-cell office:value-type="float" office:value="14.09" calcext:value-type="float">
            <text:p>14,09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" calcext:value-type="currency">
            <text:p>$67,00</text:p>
          </table:table-cell>
          <table:table-cell table:style-name="ce13" office:value-type="currency" office:currency="USD" office:value="25.61" calcext:value-type="currency">
            <text:p>$25,6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9]+[.L69]+[.M69]" office:value-type="currency" office:currency="USD" office:value="92.61" calcext:value-type="currency">
            <text:p>$92,61</text:p>
          </table:table-cell>
          <table:table-cell table:style-name="ce13" table:formula="of:=[.O68]+[.N69]" office:value-type="currency" office:currency="USD" office:value="3802.4004" calcext:value-type="currency">
            <text:p>$3 802,40</text:p>
          </table:table-cell>
          <table:table-cell table:style-name="ce22" table:formula="of:=[.A69]*budgetjour-[.O69]" office:value-type="currency" office:currency="USD" office:value="-62.4004" calcext:value-type="currency">
            <text:p>-$62,40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string" office:string-value="Safford" calcext:value-type="string">
            <text:p>Safford</text:p>
          </table:table-cell>
          <table:table-cell office:value-type="string" calcext:value-type="string">
            <text:p>Peridot</text:p>
          </table:table-cell>
          <table:table-cell office:value-type="float" office:value="116" calcext:value-type="float">
            <text:p>116</text:p>
          </table:table-cell>
          <table:table-cell table:formula="of:=[.F69]+[.E70]" office:value-type="float" office:value="4486" calcext:value-type="float">
            <text:p>4486</text:p>
          </table:table-cell>
          <table:table-cell table:style-name="Default" office:value-type="float" office:value="636" calcext:value-type="float">
            <text:p>636</text:p>
          </table:table-cell>
          <table:table-cell table:formula="of:=[.H69]+[.G70]" office:value-type="float" office:value="21148" calcext:value-type="float">
            <text:p>21148</text:p>
          </table:table-cell>
          <table:table-cell office:value-type="float" office:value="14.53" calcext:value-type="float">
            <text:p>14,5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.6" calcext:value-type="currency">
            <text:p>$15,60</text:p>
          </table:table-cell>
          <table:table-cell table:style-name="ce13" table:formula="of:=2.07+2.07+1.36" office:value-type="currency" office:currency="USD" office:value="5.5" calcext:value-type="currency">
            <text:p>$5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0]+[.L70]+[.M70]" office:value-type="currency" office:currency="USD" office:value="21.1" calcext:value-type="currency">
            <text:p>$21,10</text:p>
          </table:table-cell>
          <table:table-cell table:style-name="ce13" table:formula="of:=[.O69]+[.N70]" office:value-type="currency" office:currency="USD" office:value="3823.5004" calcext:value-type="currency">
            <text:p>$3 823,50</text:p>
          </table:table-cell>
          <table:table-cell table:style-name="ce22" table:formula="of:=[.A70]*budgetjour-[.O70]" office:value-type="currency" office:currency="USD" office:value="-28.5003999999999" calcext:value-type="currency">
            <text:p>-$28,50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string" office:string-value="Peridot" calcext:value-type="string">
            <text:p>Peridot</text:p>
          </table:table-cell>
          <table:table-cell office:value-type="string" calcext:value-type="string">
            <text:p>Tonto Basin</text:p>
          </table:table-cell>
          <table:table-cell office:value-type="float" office:value="101" calcext:value-type="float">
            <text:p>101</text:p>
          </table:table-cell>
          <table:table-cell table:formula="of:=[.F70]+[.E71]" office:value-type="float" office:value="4587" calcext:value-type="float">
            <text:p>4587</text:p>
          </table:table-cell>
          <table:table-cell table:style-name="Default" office:value-type="float" office:value="963" calcext:value-type="float">
            <text:p>963</text:p>
          </table:table-cell>
          <table:table-cell table:formula="of:=[.H70]+[.G71]" office:value-type="float" office:value="22111" calcext:value-type="float">
            <text:p>22111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9" calcext:value-type="currency">
            <text:p>$69,00</text:p>
          </table:table-cell>
          <table:table-cell table:style-name="ce13" table:formula="of:=6.96+20" office:value-type="currency" office:currency="USD" office:value="26.96" calcext:value-type="currency">
            <text:p>$26,96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[.K71]+[.L71]+[.M71]" office:value-type="currency" office:currency="USD" office:value="105.96" calcext:value-type="currency">
            <text:p>$105,96</text:p>
          </table:table-cell>
          <table:table-cell table:style-name="ce13" table:formula="of:=[.O70]+[.N71]" office:value-type="currency" office:currency="USD" office:value="3929.4604" calcext:value-type="currency">
            <text:p>$3 929,46</text:p>
          </table:table-cell>
          <table:table-cell table:style-name="ce22" table:formula="of:=[.A71]*budgetjour-[.O71]" office:value-type="currency" office:currency="USD" office:value="-79.4603999999999" calcext:value-type="currency">
            <text:p>-$79,4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string" office:string-value="Tonto Basin" calcext:value-type="string">
            <text:p>Tonto Basin</text:p>
          </table:table-cell>
          <table:table-cell office:value-type="string" calcext:value-type="string">
            <text:p>Usery Mountain Regional Park</text:p>
          </table:table-cell>
          <table:table-cell office:value-type="float" office:value="106" calcext:value-type="float">
            <text:p>106</text:p>
          </table:table-cell>
          <table:table-cell table:formula="of:=[.F71]+[.E72]" office:value-type="float" office:value="4693" calcext:value-type="float">
            <text:p>4693</text:p>
          </table:table-cell>
          <table:table-cell table:style-name="Default" office:value-type="float" office:value="1491" calcext:value-type="float">
            <text:p>1491</text:p>
          </table:table-cell>
          <table:table-cell table:formula="of:=[.H71]+[.G72]" office:value-type="float" office:value="23602" calcext:value-type="float">
            <text:p>23602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2]+[.L72]+[.M72]" office:value-type="currency" office:currency="USD" office:value="45" calcext:value-type="currency">
            <text:p>$45,00</text:p>
          </table:table-cell>
          <table:table-cell table:style-name="ce13" table:formula="of:=[.O71]+[.N72]" office:value-type="currency" office:currency="USD" office:value="3974.4604" calcext:value-type="currency">
            <text:p>$3 974,46</text:p>
          </table:table-cell>
          <table:table-cell table:style-name="ce22" table:formula="of:=[.A72]*budgetjour-[.O72]" office:value-type="currency" office:currency="USD" office:value="-69.4603999999999" calcext:value-type="currency">
            <text:p>-$69,4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string" office:string-value="Usery Mountain Regional Park" calcext:value-type="string">
            <text:p>Usery Mountain Regional Park</text:p>
          </table:table-cell>
          <table:table-cell office:value-type="string" calcext:value-type="string">
            <text:p>Phoenix</text:p>
          </table:table-cell>
          <table:table-cell office:value-type="float" office:value="85" calcext:value-type="float">
            <text:p>85</text:p>
          </table:table-cell>
          <table:table-cell table:formula="of:=[.F72]+[.E73]" office:value-type="float" office:value="4778" calcext:value-type="float">
            <text:p>4778</text:p>
          </table:table-cell>
          <table:table-cell table:style-name="Default" office:value-type="float" office:value="162" calcext:value-type="float">
            <text:p>162</text:p>
          </table:table-cell>
          <table:table-cell table:formula="of:=[.H72]+[.G73]" office:value-type="float" office:value="23764" calcext:value-type="float">
            <text:p>23764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office:value-type="currency" office:currency="USD" office:value="22.46" calcext:value-type="currency">
            <text:p>$22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3]+[.L73]+[.M73]" office:value-type="currency" office:currency="USD" office:value="73.425" calcext:value-type="currency">
            <text:p>$73,43</text:p>
          </table:table-cell>
          <table:table-cell table:style-name="ce13" table:formula="of:=[.O72]+[.N73]" office:value-type="currency" office:currency="USD" office:value="4047.8854" calcext:value-type="currency">
            <text:p>$4 047,89</text:p>
          </table:table-cell>
          <table:table-cell table:style-name="ce22" table:formula="of:=[.A73]*budgetjour-[.O73]" office:value-type="currency" office:currency="USD" office:value="-87.8854000000001" calcext:value-type="currency">
            <text:p>-$87,89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3]+[.G74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4]+[.L74]+[.M74]" office:value-type="currency" office:currency="USD" office:value="50.965" calcext:value-type="currency">
            <text:p>$50,97</text:p>
          </table:table-cell>
          <table:table-cell table:style-name="ce13" table:formula="of:=[.O73]+[.N74]" office:value-type="currency" office:currency="USD" office:value="4098.8504" calcext:value-type="currency">
            <text:p>$4 098,85</text:p>
          </table:table-cell>
          <table:table-cell table:style-name="ce22" table:formula="of:=[.A74]*budgetjour-[.O74]" office:value-type="currency" office:currency="USD" office:value="-83.8504000000003" calcext:value-type="currency">
            <text:p>-$83,85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4]+[.E75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4]+[.G75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5]+[.L75]+[.M75]" office:value-type="currency" office:currency="USD" office:value="50.965" calcext:value-type="currency">
            <text:p>$50,97</text:p>
          </table:table-cell>
          <table:table-cell table:style-name="ce13" table:formula="of:=[.O74]+[.N75]" office:value-type="currency" office:currency="USD" office:value="4149.8154" calcext:value-type="currency">
            <text:p>$4 149,82</text:p>
          </table:table-cell>
          <table:table-cell table:style-name="ce22" table:formula="of:=[.A75]*budgetjour-[.O75]" office:value-type="currency" office:currency="USD" office:value="-79.8154000000004" calcext:value-type="currency">
            <text:p>-$79,82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5]+[.G76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6]+[.L76]+[.M76]" office:value-type="currency" office:currency="USD" office:value="50.965" calcext:value-type="currency">
            <text:p>$50,97</text:p>
          </table:table-cell>
          <table:table-cell table:style-name="ce13" table:formula="of:=[.O75]+[.N76]" office:value-type="currency" office:currency="USD" office:value="4200.7804" calcext:value-type="currency">
            <text:p>$4 200,78</text:p>
          </table:table-cell>
          <table:table-cell table:style-name="ce22" table:formula="of:=[.A76]*budgetjour-[.O76]" office:value-type="currency" office:currency="USD" office:value="-75.7804000000006" calcext:value-type="currency">
            <text:p>-$75,78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string" office:string-value="Phoenix" calcext:value-type="string">
            <text:p>Phoenix</text:p>
          </table:table-cell>
          <table:table-cell office:value-type="string" calcext:value-type="string">
            <text:p>Wickenburg</text:p>
          </table:table-cell>
          <table:table-cell office:value-type="float" office:value="104" calcext:value-type="float">
            <text:p>104</text:p>
          </table:table-cell>
          <table:table-cell table:formula="of:=[.F76]+[.E77]" office:value-type="float" office:value="4882" calcext:value-type="float">
            <text:p>4882</text:p>
          </table:table-cell>
          <table:table-cell table:style-name="Default" office:value-type="float" office:value="540" calcext:value-type="float">
            <text:p>540</text:p>
          </table:table-cell>
          <table:table-cell table:formula="of:=[.H76]+[.G77]" office:value-type="float" office:value="24304" calcext:value-type="float">
            <text:p>24304</text:p>
          </table:table-cell>
          <table:table-cell office:value-type="float" office:value="15.23" calcext:value-type="float">
            <text:p>15,2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8]+[.L78]+[.M77]" office:value-type="currency" office:currency="USD" office:value="50.5" calcext:value-type="currency">
            <text:p>$50,50</text:p>
          </table:table-cell>
          <table:table-cell table:style-name="ce13" table:formula="of:=[.O76]+[.N77]" office:value-type="currency" office:currency="USD" office:value="4251.2804" calcext:value-type="currency">
            <text:p>$4 251,28</text:p>
          </table:table-cell>
          <table:table-cell table:style-name="ce22" table:formula="of:=[.A77]*budgetjour-[.O77]" office:value-type="currency" office:currency="USD" office:value="-71.2804000000006" calcext:value-type="currency">
            <text:p>-$71,2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89" calcext:value-type="float">
            <text:p>89</text:p>
          </table:table-cell>
          <table:table-cell table:formula="of:=[.F77]+[.E78]" office:value-type="float" office:value="4971" calcext:value-type="float">
            <text:p>4971</text:p>
          </table:table-cell>
          <table:table-cell table:style-name="Default" office:value-type="float" office:value="268" calcext:value-type="float">
            <text:p>268</text:p>
          </table:table-cell>
          <table:table-cell table:formula="of:=[.H77]+[.G78]" office:value-type="float" office:value="24572" calcext:value-type="float">
            <text:p>24572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7" calcext:value-type="currency">
            <text:p>$47,00</text:p>
          </table:table-cell>
          <table:table-cell table:style-name="ce13" office:value-type="currency" office:currency="USD" office:value="3.5" calcext:value-type="currency">
            <text:p>$3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9]+[.L79]+[.M78]" office:value-type="currency" office:currency="USD" office:value="32.12" calcext:value-type="currency">
            <text:p>$32,12</text:p>
          </table:table-cell>
          <table:table-cell table:style-name="ce13" table:formula="of:=[.O77]+[.N78]" office:value-type="currency" office:currency="USD" office:value="4283.4004" calcext:value-type="currency">
            <text:p>$4 283,40</text:p>
          </table:table-cell>
          <table:table-cell table:style-name="ce22" table:formula="of:=[.A78]*budgetjour-[.O78]" office:value-type="currency" office:currency="USD" office:value="-48.4004000000004" calcext:value-type="currency">
            <text:p>-$48,40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string" office:string-value="Salome" calcext:value-type="string">
            <text:p>Salome</text:p>
          </table:table-cell>
          <table:table-cell office:value-type="string" calcext:value-type="string">
            <text:p>Quartzsite</text:p>
          </table:table-cell>
          <table:table-cell office:value-type="float" office:value="67" calcext:value-type="float">
            <text:p>67</text:p>
          </table:table-cell>
          <table:table-cell table:formula="of:=[.F78]+[.E79]" office:value-type="float" office:value="5038" calcext:value-type="float">
            <text:p>5038</text:p>
          </table:table-cell>
          <table:table-cell table:style-name="Default" office:value-type="float" office:value="261" calcext:value-type="float">
            <text:p>261</text:p>
          </table:table-cell>
          <table:table-cell table:formula="of:=[.H78]+[.G79]" office:value-type="float" office:value="24833" calcext:value-type="float">
            <text:p>24833</text:p>
          </table:table-cell>
          <table:table-cell office:value-type="float" office:value="15.41" calcext:value-type="float">
            <text:p>15,4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2.39+9.73" office:value-type="currency" office:currency="USD" office:value="12.12" calcext:value-type="currency">
            <text:p>$12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9]+[.L79]+[.M79]" office:value-type="currency" office:currency="USD" office:value="32.12" calcext:value-type="currency">
            <text:p>$32,12</text:p>
          </table:table-cell>
          <table:table-cell table:style-name="ce13" table:formula="of:=[.O78]+[.N79]" office:value-type="currency" office:currency="USD" office:value="4315.5204" calcext:value-type="currency">
            <text:p>$4 315,52</text:p>
          </table:table-cell>
          <table:table-cell table:style-name="ce22" table:formula="of:=[.A79]*budgetjour-[.O79]" office:value-type="currency" office:currency="USD" office:value="-25.5204000000003" calcext:value-type="currency">
            <text:p>-$25,52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string" office:string-value="Quartzsite" calcext:value-type="string">
            <text:p>Quartzsite</text:p>
          </table:table-cell>
          <table:table-cell office:value-type="string" calcext:value-type="string">
            <text:p>Palo Verde</text:p>
          </table:table-cell>
          <table:table-cell office:value-type="float" office:value="72" calcext:value-type="float">
            <text:p>72</text:p>
          </table:table-cell>
          <table:table-cell table:formula="of:=[.F79]+[.E80]" office:value-type="float" office:value="5110" calcext:value-type="float">
            <text:p>5110</text:p>
          </table:table-cell>
          <table:table-cell table:style-name="Default" office:value-type="float" office:value="151" calcext:value-type="float">
            <text:p>151</text:p>
          </table:table-cell>
          <table:table-cell table:formula="of:=[.H79]+[.G80]" office:value-type="float" office:value="24984" calcext:value-type="float">
            <text:p>2498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4.82" calcext:value-type="currency">
            <text:p>$14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0]+[.L80]+[.M80]" office:value-type="currency" office:currency="USD" office:value="24.82" calcext:value-type="currency">
            <text:p>$24,82</text:p>
          </table:table-cell>
          <table:table-cell table:style-name="ce13" table:formula="of:=[.O79]+[.N80]" office:value-type="currency" office:currency="USD" office:value="4340.3404" calcext:value-type="currency">
            <text:p>$4 340,34</text:p>
          </table:table-cell>
          <table:table-cell table:style-name="ce22" table:formula="of:=[.A80]*budgetjour-[.O80]" office:value-type="currency" office:currency="USD" office:value="4.65959999999996" calcext:value-type="currency">
            <text:p>$4,66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string" office:string-value="Palo Verde" calcext:value-type="string">
            <text:p>Palo Verde</text:p>
          </table:table-cell>
          <table:table-cell table:number-columns-repeated="2"/>
          <table:table-cell table:formula="of:=[.F80]+[.E81]" office:value-type="float" office:value="5110" calcext:value-type="float">
            <text:p>5110</text:p>
          </table:table-cell>
          <table:table-cell table:style-name="Default"/>
          <table:table-cell table:formula="of:=[.H80]+[.G81]" office:value-type="float" office:value="24984" calcext:value-type="float">
            <text:p>24984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4340.3404" calcext:value-type="currency">
            <text:p>$4 340,34</text:p>
          </table:table-cell>
          <table:table-cell table:style-name="ce22" table:formula="of:=[.A81]*budgetjour-[.O81]" office:value-type="currency" office:currency="USD" office:value="59.6596" calcext:value-type="currency">
            <text:p>$59,66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5110" calcext:value-type="float">
            <text:p>5110</text:p>
          </table:table-cell>
          <table:table-cell table:style-name="Default"/>
          <table:table-cell table:formula="of:=[.H81]+[.G82]" office:value-type="float" office:value="24984" calcext:value-type="float">
            <text:p>24984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4340.3404" calcext:value-type="currency">
            <text:p>$4 340,34</text:p>
          </table:table-cell>
          <table:table-cell table:style-name="ce22" table:formula="of:=[.A82]*budgetjour-[.O82]" office:value-type="currency" office:currency="USD" office:value="114.6596" calcext:value-type="currency">
            <text:p>$114,66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5110" calcext:value-type="float">
            <text:p>5110</text:p>
          </table:table-cell>
          <table:table-cell table:style-name="Default"/>
          <table:table-cell table:formula="of:=[.H82]+[.G83]" office:value-type="float" office:value="24984" calcext:value-type="float">
            <text:p>24984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4340.3404" calcext:value-type="currency">
            <text:p>$4 340,34</text:p>
          </table:table-cell>
          <table:table-cell table:style-name="ce22" table:formula="of:=[.A83]*budgetjour-[.O83]" office:value-type="currency" office:currency="USD" office:value="169.6596" calcext:value-type="currency">
            <text:p>$169,66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5110" calcext:value-type="float">
            <text:p>5110</text:p>
          </table:table-cell>
          <table:table-cell table:style-name="Default"/>
          <table:table-cell table:formula="of:=[.H83]+[.G84]" office:value-type="float" office:value="24984" calcext:value-type="float">
            <text:p>24984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4340.3404" calcext:value-type="currency">
            <text:p>$4 340,34</text:p>
          </table:table-cell>
          <table:table-cell table:style-name="ce22" table:formula="of:=[.A84]*budgetjour-[.O84]" office:value-type="currency" office:currency="USD" office:value="224.6596" calcext:value-type="currency">
            <text:p>$224,66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5110" calcext:value-type="float">
            <text:p>5110</text:p>
          </table:table-cell>
          <table:table-cell table:style-name="Default"/>
          <table:table-cell table:formula="of:=[.H84]+[.G85]" office:value-type="float" office:value="24984" calcext:value-type="float">
            <text:p>24984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4340.3404" calcext:value-type="currency">
            <text:p>$4 340,34</text:p>
          </table:table-cell>
          <table:table-cell table:style-name="ce22" table:formula="of:=[.A85]*budgetjour-[.O85]" office:value-type="currency" office:currency="USD" office:value="279.6596" calcext:value-type="currency">
            <text:p>$279,66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5110" calcext:value-type="float">
            <text:p>5110</text:p>
          </table:table-cell>
          <table:table-cell table:style-name="Default"/>
          <table:table-cell table:formula="of:=[.H85]+[.G86]" office:value-type="float" office:value="24984" calcext:value-type="float">
            <text:p>24984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4340.3404" calcext:value-type="currency">
            <text:p>$4 340,34</text:p>
          </table:table-cell>
          <table:table-cell table:style-name="ce22" table:formula="of:=[.A86]*budgetjour-[.O86]" office:value-type="currency" office:currency="USD" office:value="334.6596" calcext:value-type="currency">
            <text:p>$334,66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5110" calcext:value-type="float">
            <text:p>5110</text:p>
          </table:table-cell>
          <table:table-cell table:style-name="Default"/>
          <table:table-cell table:formula="of:=[.H86]+[.G87]" office:value-type="float" office:value="24984" calcext:value-type="float">
            <text:p>24984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4340.3404" calcext:value-type="currency">
            <text:p>$4 340,34</text:p>
          </table:table-cell>
          <table:table-cell table:style-name="ce22" table:formula="of:=[.A87]*budgetjour-[.O87]" office:value-type="currency" office:currency="USD" office:value="389.6596" calcext:value-type="currency">
            <text:p>$389,66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5110" calcext:value-type="float">
            <text:p>5110</text:p>
          </table:table-cell>
          <table:table-cell table:style-name="Default"/>
          <table:table-cell table:formula="of:=[.H87]+[.G88]" office:value-type="float" office:value="24984" calcext:value-type="float">
            <text:p>24984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4340.3404" calcext:value-type="currency">
            <text:p>$4 340,34</text:p>
          </table:table-cell>
          <table:table-cell table:style-name="ce22" table:formula="of:=[.A88]*budgetjour-[.O88]" office:value-type="currency" office:currency="USD" office:value="444.6596" calcext:value-type="currency">
            <text:p>$444,66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5110" calcext:value-type="float">
            <text:p>5110</text:p>
          </table:table-cell>
          <table:table-cell table:style-name="Default"/>
          <table:table-cell table:formula="of:=[.H88]+[.G89]" office:value-type="float" office:value="24984" calcext:value-type="float">
            <text:p>24984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4340.3404" calcext:value-type="currency">
            <text:p>$4 340,34</text:p>
          </table:table-cell>
          <table:table-cell table:style-name="ce22" table:formula="of:=[.A89]*budgetjour-[.O89]" office:value-type="currency" office:currency="USD" office:value="499.6596" calcext:value-type="currency">
            <text:p>$499,66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4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5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table:formula="of:=20+80" office:value-type="float" office:value="100" calcext:value-type="float">
            <text:p>100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Sheffler’s motel</text:p>
          </table:table-cell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formula="of:=[.C23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 table:formula="of:=[.C24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 table:formula="of:=[.C25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 table:formula="of:=[.C2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1:36:28.5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3T20:54:07.345000000</dc:date>
    <meta:editing-duration>P64DT5H43M54S</meta:editing-duration>
    <meta:editing-cycles>285</meta:editing-cycles>
    <meta:generator>LibreOffice/7.3.0.3$Windows_X86_64 LibreOffice_project/0f246aa12d0eee4a0f7adcefbf7c878fc2238db3</meta:generator>
    <meta:document-statistic meta:table-count="7" meta:cell-count="2141" meta:object-count="0"/>
    <meta:user-defined meta:name="Info 1"/>
    <meta:user-defined meta:name="Info 2"/>
    <meta:user-defined meta:name="Info 3"/>
    <meta:user-defined meta:name="Info 4"/>
  </office:meta>
</office:document-meta>
</file>